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30000019D67FB4722F7BB7E25.png" manifest:media-type="image/png"/>
  <manifest:file-entry manifest:full-path="Pictures/100002010000022A0000019DD9551F469BD1920C.png" manifest:media-type="image/png"/>
  <manifest:file-entry manifest:full-path="Pictures/1000020100000280000001E0D55FDC0D480A4AC5.png" manifest:media-type="image/png"/>
  <manifest:file-entry manifest:full-path="Pictures/1000020100000280000001E081457545755E1BF2.png" manifest:media-type="image/png"/>
  <manifest:file-entry manifest:full-path="Pictures/10000201000002230000019D3ECC63568A579D22.png" manifest:media-type="image/png"/>
  <manifest:file-entry manifest:full-path="Pictures/1000020100000744000003CE37F3E456F0EB9EB7.png" manifest:media-type="image/png"/>
  <manifest:file-entry manifest:full-path="Pictures/1000020100000280000001E05E19DE416ADAE647.png" manifest:media-type="image/png"/>
  <manifest:file-entry manifest:full-path="Pictures/1000020100000744000003CE4865FB18FD6C30D6.png" manifest:media-type="image/png"/>
  <manifest:file-entry manifest:full-path="Pictures/1000020100000280000001E052C1CEECDF673E6E.png" manifest:media-type="image/png"/>
  <manifest:file-entry manifest:full-path="Pictures/10000201000002230000019D9FB333E4554A8512.png" manifest:media-type="image/png"/>
  <manifest:file-entry manifest:full-path="Pictures/10000201000002230000019DD5385F3845B8E550.png" manifest:media-type="image/png"/>
  <manifest:file-entry manifest:full-path="Pictures/10000201000002230000019D670DC30C7E73485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88cm, 4.496cm, 1.349cm, 4.5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766cm, 4.445cm, 1.652cm, 4.44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316cm" svg:height="12.319cm" svg:x="0.051cm" svg:y="8.493cm">
          <draw:image xlink:href="Pictures/10000201000002230000019D670DC30C7E73485A.png" xlink:type="simple" xlink:show="embed" xlink:actuate="onLoad" loext:mime-type="image/png">
            <text:p/>
          </draw:image>
        </draw:frame>
        <draw:frame draw:style-name="gr2" draw:text-style-name="P1" draw:layer="layout" svg:width="46.905cm" svg:height="25.4cm" svg:x="16.324cm" svg:y="2.397cm">
          <draw:image xlink:href="Pictures/1000020100000744000003CE4865FB18FD6C30D6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3" draw:text-style-name="P1" draw:layer="layout" svg:width="48.423cm" svg:height="25.654cm" svg:x="14.807cm" svg:y="2.27cm">
          <draw:image xlink:href="Pictures/1000020100000744000003CE37F3E456F0EB9EB7.png" xlink:type="simple" xlink:show="embed" xlink:actuate="onLoad" loext:mime-type="image/png">
            <text:p/>
          </draw:image>
        </draw:frame>
        <draw:frame draw:style-name="gr1" draw:text-style-name="P1" draw:layer="layout" svg:width="14.97cm" svg:height="11.303cm" svg:x="0cm" svg:y="8.239cm">
          <draw:image xlink:href="Pictures/10000201000002230000019DD5385F3845B8E550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40.441cm" svg:height="30.33cm" svg:x="22.992cm" svg:y="0.15cm">
          <draw:image xlink:href="Pictures/1000020100000280000001E081457545755E1BF2.png" xlink:type="simple" xlink:show="embed" xlink:actuate="onLoad" loext:mime-type="image/png">
            <text:p/>
          </draw:image>
        </draw:frame>
        <draw:frame draw:style-name="gr1" draw:text-style-name="P1" draw:layer="layout" svg:width="24.705cm" svg:height="18.653cm" svg:x="0.171cm" svg:y="6.461cm">
          <draw:image xlink:href="Pictures/10000201000002230000019D9FB333E4554A8512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frame draw:style-name="gr1" draw:text-style-name="P1" draw:layer="layout" svg:width="40.449cm" svg:height="30.336cm" svg:x="23.051cm" svg:y="0cm">
          <draw:image xlink:href="Pictures/1000020100000280000001E0D55FDC0D480A4AC5.png" xlink:type="simple" xlink:show="embed" xlink:actuate="onLoad" loext:mime-type="image/png">
            <text:p/>
          </draw:image>
        </draw:frame>
        <draw:frame draw:style-name="gr1" draw:text-style-name="P1" draw:layer="layout" svg:width="24.876cm" svg:height="18.796cm" svg:x="0cm" svg:y="4.302cm">
          <draw:image xlink:href="Pictures/100002010000022A0000019DD9551F469BD1920C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frame draw:style-name="gr1" draw:text-style-name="P1" draw:layer="layout" svg:width="40.641cm" svg:height="30.48cm" svg:x="22.842cm" svg:y="0cm">
          <draw:image xlink:href="Pictures/1000020100000280000001E05E19DE416ADAE647.png" xlink:type="simple" xlink:show="embed" xlink:actuate="onLoad" loext:mime-type="image/png">
            <text:p/>
          </draw:image>
        </draw:frame>
        <draw:frame draw:style-name="gr1" draw:text-style-name="P1" draw:layer="layout" svg:width="24.489cm" svg:height="18.49cm" svg:x="0.133cm" svg:y="5.699cm">
          <draw:image xlink:href="Pictures/10000201000002230000019D3ECC63568A579D22.png" xlink:type="simple" xlink:show="embed" xlink:actuate="onLoad" loext:mime-type="image/png">
            <text:p/>
          </draw:image>
        </draw:frame>
      </draw:page>
      <draw:page draw:name="page6" draw:style-name="dp1" draw:master-page-name="Default">
        <draw:frame draw:style-name="gr1" draw:text-style-name="P1" draw:layer="layout" svg:width="40.449cm" svg:height="30.336cm" svg:x="23.034cm" svg:y="0cm">
          <draw:image xlink:href="Pictures/1000020100000280000001E052C1CEECDF673E6E.png" xlink:type="simple" xlink:show="embed" xlink:actuate="onLoad" loext:mime-type="image/png">
            <text:p/>
          </draw:image>
        </draw:frame>
        <draw:frame draw:style-name="gr1" draw:text-style-name="P1" draw:layer="layout" svg:width="24.825cm" svg:height="18.744cm" svg:x="0.178cm" svg:y="5.116cm">
          <draw:image xlink:href="Pictures/10000201000002230000019D67FB4722F7BB7E25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3.5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6:02:15.041079871</meta:creation-date>
    <dc:date>2022-05-09T16:07:53.203671225</dc:date>
    <meta:editing-duration>PT29S</meta:editing-duration>
    <meta:editing-cycles>1</meta:editing-cycles>
    <meta:document-statistic meta:object-count="12"/>
    <meta:generator>LibreOffice/6.4.7.2$Linux_X86_64 LibreOffice_project/40$Build-2</meta:generator>
  </office:meta>
</office:document-meta>
</file>